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271d73" officeooo:paragraph-rsid="00271d73"/>
    </style:style>
    <style:style style:name="P2" style:family="paragraph" style:parent-style-name="Standard">
      <style:text-properties fo:font-style="normal" officeooo:rsid="00271d73" officeooo:paragraph-rsid="00271d73" style:font-style-asian="normal" style:font-style-complex="normal"/>
    </style:style>
    <style:style style:name="P3" style:family="paragraph" style:parent-style-name="Standard">
      <style:text-properties fo:font-style="normal" officeooo:rsid="00271d73" officeooo:paragraph-rsid="002a548d" style:font-style-asian="normal" style:font-style-complex="normal"/>
    </style:style>
    <style:style style:name="P4" style:family="paragraph" style:parent-style-name="Standard">
      <style:text-properties fo:font-style="normal" officeooo:rsid="002a548d" officeooo:paragraph-rsid="002a548d" style:font-style-asian="normal" style:font-style-complex="normal"/>
    </style:style>
    <style:style style:name="P5" style:family="paragraph" style:parent-style-name="Heading_20_1" style:master-page-name="MP0">
      <style:paragraph-properties style:page-number="auto" fo:break-before="page"/>
    </style:style>
    <style:style style:name="P6" style:family="paragraph" style:parent-style-name="Heading_20_1">
      <style:text-properties officeooo:rsid="00271d73" officeooo:paragraph-rsid="00271d73"/>
    </style:style>
    <style:style style:name="T1" style:family="text">
      <style:text-properties fo:font-style="italic" style:font-style-asian="italic" style:font-style-complex="italic"/>
    </style:style>
    <style:style style:name="T2" style:family="text">
      <style:text-properties fo:font-style="italic" officeooo:rsid="0031e79d" style:font-style-asian="italic" style:font-style-complex="italic"/>
    </style:style>
    <style:style style:name="T3" style:family="text">
      <style:text-properties officeooo:rsid="001c6282"/>
    </style:style>
    <style:style style:name="T4" style:family="text">
      <style:text-properties fo:font-style="normal" style:font-style-asian="normal" style:font-style-complex="normal"/>
    </style:style>
    <style:style style:name="T5" style:family="text">
      <style:text-properties fo:font-style="normal" officeooo:rsid="002405bd" style:font-style-asian="normal" style:font-style-complex="normal"/>
    </style:style>
    <style:style style:name="T6" style:family="text">
      <style:text-properties fo:font-style="normal" officeooo:rsid="0031e79d" style:font-style-asian="normal" style:font-style-complex="normal"/>
    </style:style>
    <style:style style:name="T7" style:family="text">
      <style:text-properties fo:font-style="normal" officeooo:rsid="0037342a" style:font-style-asian="normal" style:font-style-complex="normal"/>
    </style:style>
    <style:style style:name="T8" style:family="text">
      <style:text-properties fo:font-style="normal" officeooo:rsid="003b9a8c" style:font-style-asian="normal" style:font-style-complex="normal"/>
    </style:style>
    <style:style style:name="T9" style:family="text">
      <style:text-properties officeooo:rsid="00271d73"/>
    </style:style>
    <style:style style:name="T10" style:family="text">
      <style:text-properties officeooo:rsid="002c2ef5"/>
    </style:style>
    <style:style style:name="T11" style:family="text">
      <style:text-properties officeooo:rsid="002cef05"/>
    </style:style>
    <style:style style:name="T12" style:family="text">
      <style:text-properties officeooo:rsid="002ee570"/>
    </style:style>
    <style:style style:name="T13" style:family="text">
      <style:text-properties officeooo:rsid="002f0e61"/>
    </style:style>
    <style:style style:name="T14" style:family="text">
      <style:text-properties officeooo:rsid="0035789d"/>
    </style:style>
    <style:style style:name="T15" style:family="text">
      <style:text-properties officeooo:rsid="0035bbe9"/>
    </style:style>
    <style:style style:name="T16" style:family="text">
      <style:text-properties officeooo:rsid="00439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Part <text:span text:style-name="T3">2</text:span>, Chapter <text:span text:style-name="T9">5</text:span></text:h>
      <text:h text:style-name="P6" text:outline-level="1"><text:span text:style-name="T15">Two-</text:span>Factor Authentication</text:h>
      <text:p text:style-name="P1"><text:span text:style-name="T5">F</text:span><text:span text:style-name="T4">or most online services, passwords are the first line of defense against compromise. We’ve learned to strengthen our passwords significantly – using high entropy, unique passphrases for all services. As noted in previous chapters, attackers still steal passphrases through a variety of means that aren’t always within our control. Bad password storage happens, breaches happen, and phishing can defeat all of u</text:span><text:span text:style-name="T6">s</text:span><text:span text:style-name="T4">. What we need next is a second layer of defense against compromise, a second </text:span><text:span text:style-name="T1">factor</text:span><text:span text:style-name="T4"> that an attacker must have in order to take over our accounts. Additional layers of security come to our aid when one layer fails. </text:span></text:p>
      <text:p text:style-name="P2"/>
      <text:p text:style-name="P1"><text:span text:style-name="T2">Two-</text:span><text:span text:style-name="T1">Factor Authentication</text:span><text:span text:style-name="T4">, often abbreviated as </text:span><text:span text:style-name="T1">2FA</text:span><text:span text:style-name="T4">, is built upon this idea of security in layers. 2FA most often means that in order to authenticate to a service, we must present two pieces of identity information that prove we are who we say we are. The most common flow is to provide both something you </text:span><text:span text:style-name="T1">have</text:span><text:span text:style-name="T4">, and something you </text:span><text:span text:style-name="T1">know. </text:span><text:span text:style-name="T4">Passphrases are something that you know. The idea is that only you should know your passphrase, giving one layer of identity verification by providing this secret. A </text:span><text:span text:style-name="T7">two-</text:span><text:span text:style-name="T4">factor authentication code is something that you have, a secret piece of information most often in the form of </text:span><text:span text:style-name="T8">a </text:span><text:span text:style-name="T4">rotating one-time code that </text:span><text:span text:style-name="T8">is</text:span><text:span text:style-name="T4"> generated from a shared secret. Two-factor authentication is a form of multi-factor authentication. There can be extra layers added on for additional security, such as biometric factors or an additional email verification. Two-factor is simply the most common form of multi-factor as it balances convenience with additional security.</text:span></text:p>
      <text:p text:style-name="P2"/>
      <text:p text:style-name="P2">Let’s say you wish to log into your crypto exchange account and have app-based 2FA enabled. When you navigate to “exchange.com/login,” you are first greeted with a username and <text:soft-page-break/>password field. You enter the thing that you know in the form of your passphrase. Once the server validates your passphrase, you are greeted with a prompt to enter your 2FA code. You open up an authenticator app on your mobile device and type the 6 digit one-time code into the prompt. The ritual complete, and all factors validated, you’re allowed into your exchange account’s homepage. </text:p>
      <text:p text:style-name="P2"/>
      <text:p text:style-name="P4">This workflow is fairly straightforward an<text:span text:style-name="T13">d</text:span> adds little time for a legitimate user. But let’s imagine a hypothetical attacker’s attempt to compromise this same exchange account. You receive an urgent email in your inbox claiming you must verify suspicious transactions from your exchange account or <text:span text:style-name="T16">it</text:span> will be locked within twenty-four hours. You’re busy at work, tinkering with a project, or reading. In your haste to get back to what you’re doing, you follow the link in that email and enter your username and password in the form. The site thanks you for validating your account and you go back to your business. But in actuality, you’ve just given your passphrase to a phishing scam. </text:p>
      <text:p text:style-name="P4"/>
      <text:p text:style-name="P4">This hacker navigates to “exchange.com” armed with your freshly stolen password, or perhaps even uses a fancy script to try and log in. But instead of being granted immediate access using your password, they are greeted with the same 2FA prompt for a code they simply don’t have. Thwarted by 2FA, they <text:span text:style-name="T10">leave empty handed. </text:span><text:span text:style-name="T11">In this scenario, this second factor prevented us from losing a valuable exchange account to a thief. </text:span><text:span text:style-name="T12">There are several types of </text:span><text:span text:style-name="T14">two-</text:span><text:span text:style-name="T12">factor authentication, each with their own strengths and weaknesses to keep in mind. Configuring strong 2FA can protect our accounts from compromise when passwords fail.</text:span></text:p>
      <text:p text:style-name="P4"/>
      <text:p text:style-name="P4"/>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1T20:51:29.290000000</dc:date>
    <meta:editing-cycles>44</meta:editing-cycles>
    <meta:editing-duration>PT3H23M35S</meta:editing-duration>
    <meta:document-statistic meta:table-count="0" meta:image-count="0" meta:object-count="0" meta:page-count="2" meta:paragraph-count="7" meta:word-count="577" meta:character-count="3531" meta:non-whitespace-character-count="2957"/>
    <meta:template xlink:type="simple" xlink:actuate="onRequest" xlink:title="" xlink:href="Normal.dotm"/>
  </office:meta>
</office:document-meta>
</file>